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Row8" style:family="table-row">
      <style:table-row-properties style:min-row-height="0.0138in"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Row15" style:family="table-row">
      <style:table-row-properties style:min-row-height="0.0138in"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22" style:family="table-row">
      <style:table-row-properties style:min-row-height="0.0138in"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29" style:family="table-row">
      <style:table-row-properties style:min-row-height="0.0138in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36" style:family="table-row">
      <style:table-row-properties style:min-row-height="0.0138in"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43" style:family="table-row">
      <style:table-row-properties style:min-row-height="0.0138in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50" style:family="table-row">
      <style:table-row-properties style:min-row-height="0.0138in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57" style:family="table-row">
      <style:table-row-properties style:min-row-height="0.0138in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64" style:family="table-row">
      <style:table-row-properties style:min-row-height="0.0138in"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71" style:family="table-row">
      <style:table-row-properties style:min-row-height="0.0138in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Row78" style:family="table-row">
      <style:table-row-properties style:min-row-height="0.0138in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P85" style:parent-style-name="Normal" style:family="paragraph">
      <style:text-properties style:font-name-complex="Calibri" fo:font-size="14pt" style:font-size-asian="14pt" style:font-size-complex="14pt"/>
    </style:style>
    <style:style style:name="TableColumn87" style:family="table-column">
      <style:table-column-properties style:column-width="1.5583in"/>
    </style:style>
    <style:style style:name="TableColumn88" style:family="table-column">
      <style:table-column-properties style:column-width="8.184in"/>
    </style:style>
    <style:style style:name="TableColumn89" style:family="table-column">
      <style:table-column-properties style:column-width="0.9444in"/>
    </style:style>
    <style:style style:name="Table86" style:family="table">
      <style:table-properties style:width="10.6868in" style:rel-width="100%" fo:margin-left="0in" table:align="left"/>
    </style:style>
    <style:style style:name="TableRow90" style:family="table-row">
      <style:table-row-properties style:min-row-height="0.0138in"/>
    </style:style>
    <style:style style:name="TableCell91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93" style:family="table-row">
      <style:table-row-properties style:min-row-height="0.0138in"/>
    </style:style>
    <style:style style:name="TableCell9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100" style:family="table-row">
      <style:table-row-properties style:min-row-height="0.0138in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07" style:family="table-row">
      <style:table-row-properties style:min-row-height="0.0138in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14" style:family="table-row">
      <style:table-row-properties style:min-row-height="0.0138in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21" style:family="table-row">
      <style:table-row-properties style:min-row-height="0.0138in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28" style:family="table-row">
      <style:table-row-properties style:min-row-height="0.0138in"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35" style:family="table-row">
      <style:table-row-properties style:min-row-height="0.0138in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42" style:family="table-row">
      <style:table-row-properties style:min-row-height="0.0138in"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49" style:family="table-row">
      <style:table-row-properties style:min-row-height="0.0138in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56" style:family="table-row">
      <style:table-row-properties style:min-row-height="0.0138in"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63" style:family="table-row">
      <style:table-row-properties style:min-row-height="0.0138in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170" style:parent-style-name="Normal" style:family="paragraph">
      <style:text-properties style:font-name-complex="Calibri" fo:font-size="14pt" style:font-size-asian="14pt" style:font-size-complex="14pt"/>
    </style:style>
    <style:style style:name="TableColumn172" style:family="table-column">
      <style:table-column-properties style:column-width="1.5583in"/>
    </style:style>
    <style:style style:name="TableColumn173" style:family="table-column">
      <style:table-column-properties style:column-width="8.1833in"/>
    </style:style>
    <style:style style:name="TableColumn174" style:family="table-column">
      <style:table-column-properties style:column-width="0.9451in"/>
    </style:style>
    <style:style style:name="Table171" style:family="table">
      <style:table-properties style:width="10.6868in" style:rel-width="100%" fo:margin-left="0in" table:align="left"/>
    </style:style>
    <style:style style:name="TableRow175" style:family="table-row">
      <style:table-row-properties style:min-row-height="0.0138in"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78" style:family="table-row">
      <style:table-row-properties style:min-row-height="0.0138in"/>
    </style:style>
    <style:style style:name="TableCell17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85" style:family="table-row">
      <style:table-row-properties style:min-row-height="0.0138in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92" style:family="table-row">
      <style:table-row-properties style:min-row-height="0.0138in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99" style:family="table-row">
      <style:table-row-properties style:min-row-height="0.0138in"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06" style:family="table-row">
      <style:table-row-properties style:min-row-height="0.0138in"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13" style:family="table-row">
      <style:table-row-properties style:min-row-height="0.0138in"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0" style:family="table-row">
      <style:table-row-properties style:min-row-height="0.0138in"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7" style:family="table-row">
      <style:table-row-properties style:min-row-height="0.0138in"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34" style:family="table-row">
      <style:table-row-properties style:min-row-height="0.0138in"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41" style:family="table-row">
      <style:table-row-properties style:min-row-height="0.0138in"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48" style:family="table-row">
      <style:table-row-properties style:min-row-height="0.0138in"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255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Blog Info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Blog Info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BlogName</text:p>
          </table:table-cell>
          <table:table-cell table:style-name="TableCell32">
            <text:p text:style-name="P33">Blog nam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logSlogan</text:p>
          </table:table-cell>
          <table:table-cell table:style-name="TableCell39">
            <text:p text:style-name="P40">Blog title/slogan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OwnerName</text:p>
          </table:table-cell>
          <table:table-cell table:style-name="TableCell46">
            <text:p text:style-name="P47">Owner nam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OwnerMail</text:p>
          </table:table-cell>
          <table:table-cell table:style-name="TableCell53">
            <text:p text:style-name="P54">Owner mail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Created</text:p>
          </table:table-cell>
          <table:table-cell table:style-name="TableCell60">
            <text:p text:style-name="P61">Creation date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Copyright</text:p>
          </table:table-cell>
          <table:table-cell table:style-name="TableCell67">
            <text:p text:style-name="P68">Copyright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Version</text:p>
          </table:table-cell>
          <table:table-cell table:style-name="TableCell74">
            <text:p text:style-name="P75">Blog version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Edit</text:p>
          </table:table-cell>
          <table:table-cell table:style-name="TableCell81">
            <text:p text:style-name="P82">Edit</text:p>
          </table:table-cell>
          <table:table-cell table:style-name="TableCell83">
            <text:p text:style-name="P84"/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p text:style-name="P92">de-DE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Resource key</text:p>
          </table:table-cell>
          <table:table-cell table:style-name="TableCell96">
            <text:p text:style-name="P97">Translation</text:p>
          </table:table-cell>
          <table:table-cell table:style-name="TableCell98">
            <text:p text:style-name="P99">Comment</text:p>
          </table:table-cell>
        </table:table-row>
        <table:table-row table:style-name="TableRow100">
          <table:table-cell table:style-name="TableCell101">
            <text:p text:style-name="P102">Title</text:p>
          </table:table-cell>
          <table:table-cell table:style-name="TableCell103">
            <text:p text:style-name="P104">Bloginformation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Header</text:p>
          </table:table-cell>
          <table:table-cell table:style-name="TableCell110">
            <text:p text:style-name="P111">Bloginformatione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BlogName</text:p>
          </table:table-cell>
          <table:table-cell table:style-name="TableCell117">
            <text:p text:style-name="P118">Blogname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BlogSlogan</text:p>
          </table:table-cell>
          <table:table-cell table:style-name="TableCell124">
            <text:p text:style-name="P125">Blogtitel/Slogan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OwnerName</text:p>
          </table:table-cell>
          <table:table-cell table:style-name="TableCell131">
            <text:p text:style-name="P132">Name des Besitzer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OwnerMail</text:p>
          </table:table-cell>
          <table:table-cell table:style-name="TableCell138">
            <text:p text:style-name="P139">Mail des Besitzers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Created</text:p>
          </table:table-cell>
          <table:table-cell table:style-name="TableCell145">
            <text:p text:style-name="P146">Erstellungsdatum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Copyright</text:p>
          </table:table-cell>
          <table:table-cell table:style-name="TableCell152">
            <text:p text:style-name="P153">Copyright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Version</text:p>
          </table:table-cell>
          <table:table-cell table:style-name="TableCell159">
            <text:p text:style-name="P160">Blogversion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LinkEdit</text:p>
          </table:table-cell>
          <table:table-cell table:style-name="TableCell166">
            <text:p text:style-name="P167">Ändern</text:p>
          </table:table-cell>
          <table:table-cell table:style-name="TableCell168">
            <text:p text:style-name="P169"/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 table:number-columns-spanned="3">
            <text:p text:style-name="P177">pl-PL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Resource key</text:p>
          </table:table-cell>
          <table:table-cell table:style-name="TableCell181">
            <text:p text:style-name="P182">Translation</text:p>
          </table:table-cell>
          <table:table-cell table:style-name="TableCell183">
            <text:p text:style-name="P184">Comment</text:p>
          </table:table-cell>
        </table:table-row>
        <text:soft-page-break/>
        <table:table-row table:style-name="TableRow185">
          <table:table-cell table:style-name="TableCell186">
            <text:p text:style-name="P187">Title</text:p>
          </table:table-cell>
          <table:table-cell table:style-name="TableCell188">
            <text:p text:style-name="P189">Informacje o blogu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Header</text:p>
          </table:table-cell>
          <table:table-cell table:style-name="TableCell195">
            <text:p text:style-name="P196">Informacje o blogu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logName</text:p>
          </table:table-cell>
          <table:table-cell table:style-name="TableCell202">
            <text:p text:style-name="P203">Nazwa blogu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BlogSlogan</text:p>
          </table:table-cell>
          <table:table-cell table:style-name="TableCell209">
            <text:p text:style-name="P210">Tytuł/Slogan blogu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OwnerName</text:p>
          </table:table-cell>
          <table:table-cell table:style-name="TableCell216">
            <text:p text:style-name="P217">Imię właściciela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OwnerMail</text:p>
          </table:table-cell>
          <table:table-cell table:style-name="TableCell223">
            <text:p text:style-name="P224">Adres mailowy właściciela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Created</text:p>
          </table:table-cell>
          <table:table-cell table:style-name="TableCell230">
            <text:p text:style-name="P231">Data utworzenia blogu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Copyright</text:p>
          </table:table-cell>
          <table:table-cell table:style-name="TableCell237">
            <text:p text:style-name="P238">Copyright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Version</text:p>
          </table:table-cell>
          <table:table-cell table:style-name="TableCell244">
            <text:p text:style-name="P245">Wersja Blogu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LinkEdit</text:p>
          </table:table-cell>
          <table:table-cell table:style-name="TableCell251">
            <text:p text:style-name="P252">Edytuj</text:p>
          </table:table-cell>
          <table:table-cell table:style-name="TableCell253">
            <text:p text:style-name="P254"/>
          </table:table-cell>
        </table:table-row>
      </table:table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4:01:00Z</dc:date>
    <meta:template xlink:href="Normal.dotm" xlink:type="simple"/>
    <meta:editing-cycles>27</meta:editing-cycles>
    <meta:editing-duration>PT3600S</meta:editing-duration>
    <meta:document-statistic meta:page-count="2" meta:paragraph-count="1" meta:word-count="124" meta:character-count="871" meta:row-count="6" meta:non-whitespace-character-count="748"/>
  </office:meta>
</office:document-meta>
</file>